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20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2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. L. S.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12</text:p>
      <text:p text:style-name="P4">Month<text:tab/><text:tab/><text:tab/><text:tab/><text:tab/><text:tab/>January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text:tab/><text:tab/><text:tab/><text:tab/><text:tab/>Postal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S. Morais/</text:p>
      <text:p text:style-name="P2"><text:tab/>546 N. Fifth St/</text:p>
      <text:p text:style-name="P2"><text:tab/><text:tab/>Philad<text:span text:style-name="T2">a</text:span><text:span text:style-name="T3"> Pa/</text:span></text:p>
      <text:p text:style-name="P2"><text:span text:style-name="T3"/></text:p>
      <text:p text:style-name="P2"><text:span text:style-name="T3">[Page 2]</text:span></text:p>
      <text:p text:style-name="P2"><text:span text:style-name="T3">So far as I can ascertain the business/ of this first conference will be mainly/ the reading of essays--a rather unprofit-/able performance it seems to me. <text:s/>Still it is/ more because of what may be done in the/ future than because of what will be done/ next week that the meeting is important./ <text:s/>Why not present a paper on "How to train/ Jewish youth for the ministry without a/ College." <text:s/>It might serve as the entering/ wedge./ <text:s/>Ever faithfully/ C. L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5:22:33.98</meta:creation-date>
    <dc:date>2012-01-25T15:26:28.28</dc:date>
    <dc:creator>Penn Libraries</dc:creator>
    <meta:editing-duration>PT00H03M5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62" meta:character-count="1782"/>
  </office:meta>
</office:document-meta>
</file>